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Heading_20_1" style:list-style-name="WWNum1"/>
    <style:style style:name="P27" style:family="paragraph" style:parent-style-name="Heading_20_1" style:list-style-name="WWNum1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nit 07. Assessable activities 02</text:span></text:p>
      <text:p text:style-name="P1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hor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tention</text:span></text:p>
      <text:p text:style-name="P10"/>
      <text:p text:style-name="P9"><text:span text:style-name="T9"><text:s/>💬</text:span> <text:span text:style-name="T10">Interesting</text:span></text:p>
      <text:p text:style-name="Standard"><text:s/></text:p>
      <text:p text:style-name="P11"><text:soft-page-break/><text:span text:style-name="T9"><text:s/>📕 </text:span><text:span text:style-name="T10">To submit</text:span></text:p>
      <text:p text:style-name="P12"><text:span text:style-name="T14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1. Deadline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2. Observations prior to carrying out evaluable tasks</text:span></text:a><text:span text:style-name="T18"><text:tab/>3</text:span></text:p>
          <text:p text:style-name="P14"><text:a xlink:type="simple" xlink:href="#_8iqjrcpfe8ob" text:style-name="Index_20_Link" text:visited-style-name="Index_20_Link"><text:span text:style-name="T18">3. Activity 01</text:span></text:a><text:span text:style-name="T18"><text:tab/>3</text:span></text:p>
          <text:p text:style-name="P14"><text:a xlink:type="simple" xlink:href="#_7sj3mdof9442" text:style-name="Index_20_Link" text:visited-style-name="Index_20_Link"><text:span text:style-name="T18">4. Activity 02</text:span></text:a><text:span text:style-name="T18"><text:tab/>3</text:span></text:p>
          <text:p text:style-name="P15"><text:a xlink:type="simple" xlink:href="#_ti3i7i5eioz" text:style-name="Index_20_Link" text:visited-style-name="Index_20_Link"><text:span text:style-name="T18">5. Activity 03</text:span></text:a><text:span text:style-name="T18"><text:tab/>3</text:span></text:p>
        </text:index-body>
      </text:table-of-content>
      <text:p text:style-name="P17"/>
      <text:p text:style-name="P18"/>
      <text:p text:style-name="P18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15">Unit 07. Assessable activities 02</text:span></text:p>
      <text:list xml:id="list4160463803" text:style-name="WWNum1">
        <text:list-item>
          <text:p text:style-name="P27"><text:bookmark text:name="_dbh0n1vac4c8"/>Deadline</text:p>
        </text:list-item>
      </text:list>
      <text:p text:style-name="Standard"><text:span text:style-name="T10">Submission deadline: Friday, February 10 at 11:55 p.m.</text:span></text:p>
      <text:p text:style-name="Standard">The activity will be evaluated when the delivery deadline has passed.</text:p>
      <text:p text:style-name="P11"><text:span text:style-name="T11"><text:s/>❕</text:span><text:span text:style-name="T12"> </text:span><text:span text:style-name="T10">Attention: </text:span>la fecha de entrega no es prorrogable. Si no la entregas en tiempo y forma, la calificación de la actividad será 0.</text:p>
      <text:list xml:id="list45327595016325" text:continue-numbering="true" text:style-name="WWNum1">
        <text:list-item>
          <text:p text:style-name="P27"><text:bookmark text:name="_9maybllx2a09"/><text:soft-page-break/>Observations prior to carrying out evaluable tasks</text:p>
        </text:list-item>
      </text:list>
      <text:p text:style-name="P16">For the delivery it is required to deliver several files, deliver them compressed in a single file with a “.zip” extension.</text:p>
      <text:p text:style-name="P11"><text:span text:style-name="T11"><text:s/>❕</text:span><text:span text:style-name="T12"> </text:span><text:span text:style-name="T10">Attention: </text:span>Failure to comply with these considerations can reduce the grade up to 3 points.</text:p>
      <text:list xml:id="list45327543673648" text:continue-numbering="true" text:style-name="WWNum1">
        <text:list-item>
          <text:p text:style-name="P26"><text:bookmark text:name="_8iqjrcpfe8ob"/>Activity 01</text:p>
        </text:list-item>
      </text:list>
      <text:p text:style-name="Standard">Following the community Shotcut course <text:a xlink:type="simple" xlink:href="https://shotcutvideo.com/" text:style-name="ListLabel_20_1" text:visited-style-name="ListLabel_20_1"><text:span text:style-name="T20">https://shotcutvideo.com/</text:span></text:a> available at <text:a xlink:type="simple" xlink:href="https://www.youtube.com/playlist?list=PLftz0xu7BpyT_pcSWGNSWux5sV_VZ3zQ2" text:style-name="ListLabel_20_1" text:visited-style-name="ListLabel_20_1"><text:span text:style-name="T20">https://www.youtube.com/playlist?list=PLftz0xu7BpyT_pcSWGNSWux5sV_VZ3zQ2</text:span></text:a>, we must carry out the first project, available at <text:a xlink:type="simple" xlink:href="https://youtu.be/Map25uvZQvI" text:style-name="ListLabel_20_1" text:visited-style-name="ListLabel_20_1"><text:span text:style-name="T20">https://youtu.be/Map25uvZQvI</text:span></text:a> (also available in Aules).</text:p>
      <text:p text:style-name="P11"><text:span text:style-name="T9"><text:s/>📕 </text:span><text:span text:style-name="T10">To submit: </text:span>video delivery with the project carried out, after showing it to the teaching staff so that they can approve the delivery.</text:p>
      <text:list xml:id="list45328332324772" text:continue-numbering="true" text:style-name="WWNum1">
        <text:list-item>
          <text:p text:style-name="P26"><text:bookmark text:name="_7sj3mdof9442"/>Activity 02</text:p>
        </text:list-item>
      </text:list>
      <text:p text:style-name="Standard">Following the community Shotcut course <text:a xlink:type="simple" xlink:href="https://shotcutvideo.com/" text:style-name="ListLabel_20_1" text:visited-style-name="ListLabel_20_1"><text:span text:style-name="T20">https://shotcutvideo.com/</text:span></text:a> available at <text:a xlink:type="simple" xlink:href="https://www.youtube.com/playlist?list=PLftz0xu7BpyT_pcSWGNSWux5sV_VZ3zQ2" text:style-name="ListLabel_20_1" text:visited-style-name="ListLabel_20_1"><text:span text:style-name="T20">https://www.youtube.com/playlist?list=PLftz0xu7BpyT_pcSWGNSWux5sV_VZ3zQ2</text:span></text:a>, we must carry out the second project, available at <text:a xlink:type="simple" xlink:href="https://youtu.be/X701in1yofw" text:style-name="ListLabel_20_1" text:visited-style-name="ListLabel_20_1"><text:span text:style-name="T20">https://youtu.be/X701in1yofw</text:span></text:a> (also available in Aules).</text:p>
      <text:p text:style-name="P11"><text:span text:style-name="T9"><text:s/>📕 </text:span><text:span text:style-name="T10">To submit: </text:span>video delivery with the project carried out, after showing it to the teaching staff so that they can approve the delivery.</text:p>
      <text:list xml:id="list45326905063968" text:continue-numbering="true" text:style-name="WWNum1">
        <text:list-item>
          <text:p text:style-name="P26"><text:bookmark text:name="_ti3i7i5eioz"/>Activity 03</text:p>
        </text:list-item>
      </text:list>
      <text:p text:style-name="Standard">Following the community Shotcut course <text:a xlink:type="simple" xlink:href="https://shotcutvideo.com/" text:style-name="ListLabel_20_1" text:visited-style-name="ListLabel_20_1"><text:span text:style-name="T20">https://shotcutvideo.com/</text:span></text:a> available at <text:a xlink:type="simple" xlink:href="https://www.youtube.com/playlist?list=PLftz0xu7BpyT_pcSWGNSWux5sV_VZ3zQ2" text:style-name="ListLabel_20_1" text:visited-style-name="ListLabel_20_1"><text:span text:style-name="T20">https://www.youtube.com/playlist?list=PLftz0xu7BpyT_pcSWGNSWux5sV_VZ3zQ2</text:span></text:a>, we must carry out the third project, available at <text:a xlink:type="simple" xlink:href="https://youtu.be/d1R0gf5SIYw" text:style-name="ListLabel_20_1" text:visited-style-name="ListLabel_20_1"><text:span text:style-name="T20">https://youtu.be/d1R0gf5SIYw</text:span></text:a> (also available in Aules).</text:p>
      <text:p text:style-name="P11"><text:span text:style-name="T9"><text:s/>📕 </text:span><text:span text:style-name="T10">To submit: </text:span>video delivery with the project carried out, after showing it to the teaching staff so that they can approve the delive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7. Assessable activities 02</text:span></text:p>
      </style:header>
      <style:footer>
        <text:p text:style-name="MP4"><text:span text:style-name="MT1">Aplicaciones Ofimáticas (Office Applications)<text:tab/><text:tab/>Unit 07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8" meta:word-count="381" meta:character-count="2651" meta:non-whitespace-character-count="2299"/>
    <meta:generator>LibreOfficeDev/6.0.5.2$Linux_X86_64 LibreOffice_project/</meta:generator>
  </office:meta>
</office:document-meta>
</file>